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7f3c" officeooo:paragraph-rsid="000e7f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und out brian may is a an avid victoria era stereographic phot collecto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7T19:27:56.926702210</meta:creation-date>
    <dc:date>2021-04-07T19:28:32.083826397</dc:date>
    <meta:editing-duration>PT35S</meta:editing-duration>
    <meta:editing-cycles>1</meta:editing-cycles>
    <meta:document-statistic meta:table-count="0" meta:image-count="0" meta:object-count="0" meta:page-count="1" meta:paragraph-count="1" meta:word-count="13" meta:character-count="74" meta:non-whitespace-character-count="62"/>
    <meta:generator>LibreOffice/6.4.6.2$Linux_X86_64 LibreOffice_project/40$Build-2</meta:generator>
  </office:meta>
</office:document-meta>
</file>